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97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179cm" fo:min-width="10.67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715cm" fo:min-width="8.57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57cm" fo:min-width="8.5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27cm" svg:height="0.001cm" svg:x="8.366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696cm" svg:height="3.095cm" svg:x="4.556cm" svg:y="1.889cm">
          <draw:text-box>
            <text:p text:style-name="P1">Создание начального </text:p>
            <text:p text:style-name="P1">распределения модельных частиц</text:p>
            <text:p text:style-name="P1">(выполняется независимо <text:line-break/>всеми MPI-процессами)</text:p>
          </draw:text-box>
        </draw:frame>
        <draw:custom-shape draw:style-name="gr1" draw:text-style-name="P1" draw:layer="layout" svg:width="0.127cm" svg:height="0.001cm" svg:x="8.493cm" svg:y="7.22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543cm" svg:height="2.647cm" svg:x="4.96cm" svg:y="6.08cm">
          <draw:text-box>
            <text:p text:style-name="P3"><text:span text:style-name="T1">Вычисление </text:span></text:p>
            <text:p text:style-name="P3"><text:span text:style-name="T1">электромагнитного поля. </text:span></text:p>
          </draw:text-box>
        </draw:frame>
        <draw:custom-shape draw:style-name="gr4" draw:text-style-name="P5" draw:layer="layout" svg:width="11.176cm" svg:height="3.429cm" svg:x="4.429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001cm" svg:x="8.366cm" svg:y="11.033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0.091cm" svg:height="2.384cm" svg:x="4.659cm" svg:y="10.017cm">
          <draw:text-box>
            <text:p text:style-name="P6"><text:span text:style-name="T2">Обмен граничными значениями </text:span></text:p>
            <text:p text:style-name="P6"><text:span text:style-name="T2">полей между соседними </text:span></text:p>
            <text:p text:style-name="P6"><text:span text:style-name="T2">узлами многопроцессорной ВС</text:span></text:p>
          </draw:text-box>
        </draw:frame>
        <draw:custom-shape draw:style-name="gr5" draw:text-style-name="P5" draw:layer="layout" svg:width="12.827cm" svg:height="4.191cm" svg:x="3.6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2.827cm" svg:height="2.413cm" svg:x="3.413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31:27.984914270</meta:creation-date>
    <dc:date>2018-09-14T19:52:14.391535203</dc:date>
    <meta:editing-duration>PT15S</meta:editing-duration>
    <meta:editing-cycles>1</meta:editing-cycles>
    <meta:document-statistic meta:object-count="9"/>
    <meta:generator>LibreOffice/5.1.6.2$Linux_X86_64 LibreOffice_project/10m0$Build-2</meta:generator>
  </office:meta>
</office:document-meta>
</file>